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Q1. a" draw:style-name="gr1" draw:text-style-name="P1" svg:width="13.078cm" svg:height="7.356cm" svg:x="0.294cm" svg:y="3.852cm">
            <draw:object draw:notify-on-update-of-ranges="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1a</svg:title>
          </draw:frame>
          <draw:frame draw:z-index="1" draw:style-name="gr1" draw:text-style-name="P1" svg:width="13.345cm" svg:height="7.506cm" svg:x="14.263cm" svg:y="3.703cm">
            <draw:object draw:notify-on-update-of-ranges="Sheet1.E5:Sheet1.E8 Sheet1.F4:Sheet1.F4 Sheet1.F5:Sheet1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 Cou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[MegaBits/Sec]</text:p>
          </table:table-cell>
          <table:table-cell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ode Cou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142" calcext:value-type="float">
            <text:p>0.71142</text:p>
          </table:table-cell>
          <table:table-cell table:number-columns-repeated="2"/>
          <table:table-cell office:value-type="string" calcext:value-type="string">
            <text:p>Packet Size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03659" calcext:value-type="float">
            <text:p>2.00365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.56121" calcext:value-type="float">
            <text:p>3.561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5211" calcext:value-type="float">
            <text:p>3.6521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3.78248" calcext:value-type="float">
            <text:p>3.782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1824" calcext:value-type="float">
            <text:p>5.11824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3.10618" calcext:value-type="float">
            <text:p>3.10618</text:p>
          </table:table-cell>
        </table:table-row>
        <table:table-row table:style-name="ro1">
          <table:table-cell table:number-columns-repeated="4"/>
          <table:table-cell office:value-type="float" office:value="8192" calcext:value-type="float">
            <text:p>8192</text:p>
          </table:table-cell>
          <table:table-cell office:value-type="float" office:value="2.9751" calcext:value-type="float">
            <text:p>2.97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1:35:18.178053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0:35:57.993324412</meta:creation-date>
    <dc:date>2022-09-26T11:35:56.318583596</dc:date>
    <meta:editing-duration>PT14M31S</meta:editing-duration>
    <meta:editing-cycles>5</meta:editing-cycles>
    <meta:generator>LibreOffice/6.4.7.2$Linux_X86_64 LibreOffice_project/40$Build-2</meta:generator>
    <meta:document-statistic meta:table-count="1" meta:cell-count="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79cm" svg:height="7.357cm" xlink:href=".." xlink:type="simple" chart:class="chart:scatter" chart:style-name="ch1">
        <chart:legend chart:legend-position="end" svg:x="10.015cm" svg:y="3.379cm" style:legend-expansion="high" chart:style-name="ch2"/>
        <chart:plot-area chart:style-name="ch3" table:cell-range-address="Sheet1.A3:Sheet1.B7 Sheet1.B2:Sheet1.B2" chart:data-source-has-labels="row" svg:x="0.261cm" svg:y="0.147cm" svg:width="9.493cm" svg:height="7.063cm">
          <chartooo:coordinate-region svg:x="0.697cm" svg:y="0.346cm" svg:width="8.87cm" svg:height="6.2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3:Sheet1.A7</svg:desc>
                </draw:g>
              </table:table-cell>
              <table:table-cell office:value-type="float" office:value="NaN">
                <text:p>NaN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1142">
                <text:p>0.71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.003659">
                <text:p>2.003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.65211">
                <text:p>3.6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.11824">
                <text:p>5.11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46cm" svg:height="7.507cm" xlink:href=".." xlink:type="simple" chart:class="chart:scatter" chart:style-name="ch1">
        <chart:legend chart:legend-position="end" svg:x="10.282cm" svg:y="3.454cm" style:legend-expansion="high" chart:style-name="ch2"/>
        <chart:plot-area chart:style-name="ch3" table:cell-range-address="Sheet1.E5:Sheet1.F8 Sheet1.F4:Sheet1.F4" chart:data-source-has-labels="row" svg:x="0.266cm" svg:y="0.15cm" svg:width="9.75cm" svg:height="7.207cm">
          <chartooo:coordinate-region svg:x="0.993cm" svg:y="0.349cm" svg:width="8.651cm" svg:height="6.3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8" chart:label-cell-address="Sheet1.F4:Sheet1.F4" chart:class="chart:scatter">
            <chart:domain table:cell-range-address="Sheet1.E5:Sheet1.E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hroughput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>256</text:p>
                <draw:g>
                  <svg:desc>Sheet1.E5:Sheet1.E8</svg:desc>
                </draw:g>
              </table:table-cell>
              <table:table-cell office:value-type="float" office:value="3.56121">
                <text:p>3.56121</text:p>
                <draw:g>
                  <svg:desc>Sheet1.F5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">
                <text:p>512</text:p>
              </table:table-cell>
              <table:table-cell office:value-type="float" office:value="3.78248">
                <text:p>3.78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3.10618">
                <text:p>3.10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2.9751">
                <text:p>2.9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